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F6574DBD0A7FF1A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table:align="left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style:use-optimal-row-height="false"/>
    </style:style>
    <style:style style:name="Tabla2.3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2.478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language="es" fo:country="MX" style:letter-kerning="false" style:font-name-asian="Calibri" style:language-asian="en" style:country-asian="US" style:font-name-complex="Times New Roman" style:language-complex="ar" style:country-complex="SA"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9" style:family="paragraph" style:parent-style-name="Normal">
      <style:text-properties fo:language="es" fo:country="MX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2" style:family="paragraph" style:parent-style-name="Standard">
      <style:text-properties fo:language="es" fo:country="MX"/>
    </style:style>
    <style:style style:name="P13" style:family="paragraph" style:parent-style-name="Standard">
      <style:text-properties fo:color="#000000" style:font-name="Calibri" fo:font-size="26pt" fo:language="es" fo:country="MX" style:font-size-asian="26pt"/>
    </style:style>
    <style:style style:name="P14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5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language="es" fo:country="MX" fo:font-style="italic" style:font-size-asian="15pt" style:font-style-asian="italic"/>
    </style:style>
    <style:style style:name="P16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language="es" fo:country="MX"/>
    </style:style>
    <style:style style:name="P18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9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fo:language="es" fo:country="MX"/>
    </style:style>
    <style:style style:name="P20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21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language="es" fo:country="MX" fo:font-style="italic" style:font-size-asian="15pt" style:font-style-asian="italic"/>
    </style:style>
    <style:style style:name="P22" style:family="paragraph" style:parent-style-name="Normal">
      <style:text-properties fo:language="es" fo:country="MX"/>
    </style:style>
    <style:style style:name="P23" style:family="paragraph" style:parent-style-name="Normal">
      <style:text-properties fo:language="es" fo:country="MX" officeooo:paragraph-rsid="00050e4c"/>
    </style:style>
    <style:style style:name="P24" style:family="paragraph" style:parent-style-name="Normal">
      <style:text-properties fo:language="es" fo:country="MX" officeooo:rsid="00050e4c" officeooo:paragraph-rsid="00050e4c"/>
    </style:style>
    <style:style style:name="P25" style:family="paragraph" style:parent-style-name="Normal">
      <style:text-properties fo:color="#000000" style:font-name="Calibri" fo:font-size="26pt" fo:language="es" fo:country="MX" officeooo:rsid="00050e4c" style:font-size-asian="26pt"/>
    </style:style>
    <style:style style:name="P26" style:family="paragraph" style:parent-style-name="Heading_20_2">
      <style:paragraph-properties fo:margin-left="1.109cm" fo:margin-right="0cm" fo:text-indent="0cm" style:auto-text-indent="false">
        <style:tab-stops/>
      </style:paragraph-properties>
      <style:text-properties fo:color="#333333" style:font-name="Arial" fo:font-size="16pt" fo:font-weight="normal" style:font-size-asian="16pt" style:font-weight-asian="normal" style:font-size-complex="16pt" style:font-weight-complex="normal"/>
    </style:style>
    <style:style style:name="P27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52d87" officeooo:paragraph-rsid="00052d87"/>
    </style:style>
    <style:style style:name="P28" style:family="paragraph">
      <loext:graphic-properties draw:fill="none"/>
    </style:style>
    <style:style style:name="T1" style:family="text"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/>
    </style:style>
    <style:style style:name="T2" style:family="text">
      <style:text-properties fo:font-size="36pt" fo:language="es" fo:country="MX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style:font-name="Cambria" fo:font-size="15pt" fo:font-style="italic" style:font-size-asian="15pt" style:font-style-asian="italic"/>
    </style:style>
    <style:style style:name="T5" style:family="text">
      <style:text-properties officeooo:rsid="00050e4c"/>
    </style:style>
    <style:style style:name="T6" style:family="text">
      <style:text-properties officeooo:rsid="00052d8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0"><draw:image xlink:href="Pictures/100000000000009000000097F6574DBD0A7FF1AD.jpg" xlink:type="simple" xlink:show="embed" xlink:actuate="onLoad" loext:mime-type="image/jpeg"/></draw:frame><text:span text:style-name="Fuente_20_de_20_párrafo_20_predeter."><text:span text:style-name="T1"/></text:span></text:p>
            <text:p text:style-name="P2"/>
          </table:table-cell>
          <table:table-cell table:style-name="Tabla1.B1" table:number-columns-spanned="2" office:value-type="string">
            <text:p text:style-name="P6"/>
            <text:p text:style-name="P7">Carátula para entrega de prácticas</text:p>
            <text:p text:style-name="P8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4">Facultad de Ingeniería</text:p>
            <text:p text:style-name="P5"/>
          </table:table-cell>
          <table:covered-table-cell/>
          <table:table-cell table:style-name="Tabla1.C2" office:value-type="string">
            <text:p text:style-name="P5"/>
            <text:p text:style-name="P4">Laboratorio de docencia</text:p>
          </table:table-cell>
        </table:table-row>
      </table:table>
      <text:p text:style-name="Standard"/>
      <text:p text:style-name="Standard"/>
      <text:p text:style-name="P10"><text:span text:style-name="Fuente_20_de_20_párrafo_20_predeter."><text:span text:style-name="T2">Laboratorios</text:span></text:span><text:span text:style-name="Fuente_20_de_20_párrafo_20_predeter."><text:span text:style-name="T3"> de </text:span></text:span><text:span text:style-name="Fuente_20_de_20_párrafo_20_predeter."><text:span text:style-name="T2">computación</text:span></text:span></text:p>
      <text:p text:style-name="P11">salas A y B</text:p>
      <text:p text:style-name="P10"><draw:connector text:anchor-type="paragraph" draw:z-index="1" draw:name="Conector recto 114" draw:style-name="gr1" draw:text-style-name="P28" draw:type="line" svg:x1="-0.306cm" svg:y1="0.601cm" svg:x2="18.48cm" svg:y2="0.601cm" svg:d="M-307 601h18787" svg:viewBox="0 0 18789 2"><text:p/></draw:connecto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/>
            <text:p text:style-name="P14">Profesor:</text:p>
          </table:table-cell>
          <table:table-cell table:style-name="Tabla2.B1" office:value-type="string">
            <text:h text:style-name="P26" text:outline-level="2">Gabriel Castillo Hernandez</text:h>
            <text:p text:style-name="P18"/>
          </table:table-cell>
        </table:table-row>
        <table:table-row table:style-name="Tabla2.2">
          <table:table-cell table:style-name="Tabla2.A1" office:value-type="string">
            <text:p text:style-name="P14"/>
            <text:p text:style-name="P14">Asignatura:</text:p>
          </table:table-cell>
          <table:table-cell table:style-name="Tabla2.B1" office:value-type="string">
            <text:p text:style-name="P19">Estructura de Datos y Algoritmos I</text:p>
          </table:table-cell>
        </table:table-row>
        <table:table-row table:style-name="Tabla2.3">
          <table:table-cell table:style-name="Tabla2.A1" office:value-type="string">
            <text:p text:style-name="P15"/>
            <text:p text:style-name="P14">Grupo:</text:p>
          </table:table-cell>
          <table:table-cell table:style-name="Tabla2.B1" office:value-type="string">
            <text:p text:style-name="P18">11</text:p>
          </table:table-cell>
        </table:table-row>
        <table:table-row table:style-name="Tabla2.1">
          <table:table-cell table:style-name="Tabla2.A1" office:value-type="string">
            <text:p text:style-name="P14"/>
            <text:p text:style-name="P14">No de Práctica(s):</text:p>
          </table:table-cell>
          <table:table-cell table:style-name="Tabla2.B1" office:value-type="string">
            <text:p text:style-name="P27">8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Integrante(s):</text:p>
          </table:table-cell>
          <table:table-cell table:style-name="Tabla2.B1" office:value-type="string">
            <text:p text:style-name="P18">Calzada Martinez Jonathan Omar</text:p>
          </table:table-cell>
        </table:table-row>
        <table:table-row table:style-name="Tabla2.6">
          <table:table-cell table:style-name="Tabla2.A1" office:value-type="string">
            <text:p text:style-name="P20"/>
          </table:table-cell>
          <table:table-cell table:style-name="Tabla2.B1" office:value-type="string">
            <text:p text:style-name="P18"/>
          </table:table-cell>
        </table:table-row>
        <table:table-row table:style-name="Tabla2.7">
          <table:table-cell table:style-name="Tabla2.A1" office:value-type="string">
            <text:p text:style-name="P21">No. de Equipo de cómputo empleado</text:p>
          </table:table-cell>
          <table:table-cell table:style-name="Tabla2.B1" office:value-type="string">
            <text:p text:style-name="P19"/>
          </table:table-cell>
        </table:table-row>
        <table:table-row table:style-name="Tabla2.8">
          <table:table-cell table:style-name="Tabla2.A1" office:value-type="string">
            <text:p text:style-name="P15"/>
            <text:p text:style-name="P14">Semestre:</text:p>
          </table:table-cell>
          <table:table-cell table:style-name="Tabla2.B1" office:value-type="string">
            <text:p text:style-name="P18">2019-1</text:p>
          </table:table-cell>
        </table:table-row>
        <table:table-row table:style-name="Tabla2.9">
          <table:table-cell table:style-name="Tabla2.A1" office:value-type="string">
            <text:p text:style-name="P14"/>
            <text:p text:style-name="P16"><text:span text:style-name="Fuente_20_de_20_párrafo_20_predeter."><text:span text:style-name="T4">Fecha de entrega:</text:span></text:span></text:p>
          </table:table-cell>
          <table:table-cell table:style-name="Tabla2.B1" office:value-type="string">
            <text:p text:style-name="P18">Máx.<text:span text:style-name="T6">15</text:span>/10/2018</text:p>
          </table:table-cell>
        </table:table-row>
        <table:table-row table:style-name="Tabla2.10">
          <table:table-cell table:style-name="Tabla2.A1" office:value-type="string">
            <text:p text:style-name="P14"/>
            <text:p text:style-name="P16"><text:span text:style-name="Fuente_20_de_20_párrafo_20_predeter."><text:span text:style-name="T4">Obervaciones:</text:span></text:span></text:p>
          </table:table-cell>
          <table:table-cell table:style-name="Tabla2.B1" office:value-type="string">
            <text:p text:style-name="P19"/>
          </table:table-cell>
        </table:table-row>
        <table:table-row table:style-name="Tabla2.6">
          <table:table-cell table:style-name="Tabla2.A1" office:value-type="string">
            <text:p text:style-name="P17"/>
          </table:table-cell>
          <table:table-cell table:style-name="Tabla2.B1" office:value-type="string">
            <text:p text:style-name="P19"/>
          </table:table-cell>
        </table:table-row>
      </table:table>
      <text:p text:style-name="P12"/>
      <text:p text:style-name="P12"/>
      <text:p text:style-name="P13"><text:tab/><text:tab/><text:tab/><text:tab/><text:tab/>CALIFICACIÓN: __________</text:p>
      <text:p text:style-name="P13"><text:soft-page-break/></text:p>
      <text:p text:style-name="P23"><text:span text:style-name="Fuente_20_de_20_párrafo_20_predeter.">Objetivo: </text:span></text:p>
      <text:p text:style-name="P23"><text:span text:style-name="Fuente_20_de_20_párrafo_20_predeter."/></text:p>
      <text:p text:style-name="P23"><text:span text:style-name="Fuente_20_de_20_párrafo_20_predeter.">Revis</text:span><text:span text:style-name="Fuente_20_de_20_párrafo_20_predeter."><text:span text:style-name="T5">ó</text:span></text:span><text:span text:style-name="Fuente_20_de_20_párrafo_20_predeter."> las definiciones, características, procedimientos y ejemplos de las estructuras lineales Lista doblemente ligada,con la finalidad de que compren</text:span><text:span text:style-name="Fuente_20_de_20_párrafo_20_predeter."><text:span text:style-name="T5">dierá</text:span></text:span><text:span text:style-name="Fuente_20_de_20_párrafo_20_predeter."> sus estructuras y </text:span><text:span text:style-name="Fuente_20_de_20_párrafo_20_predeter."><text:span text:style-name="T5">se puedan</text:span></text:span><text:span text:style-name="Fuente_20_de_20_párrafo_20_predeter."> implementarla</text:span><text:span text:style-name="Fuente_20_de_20_párrafo_20_predeter."><text:span text:style-name="T5">r</text:span></text:span><text:span text:style-name="Fuente_20_de_20_párrafo_20_predeter.">. </text:span></text:p>
      <text:p text:style-name="P9"><text:s text:c="44"/></text:p>
      <text:p text:style-name="P23">Actividades: </text:p>
      <text:p text:style-name="P23"> Revisar definición y características de la estructura de datos lista doblemente ligada. </text:p>
      <text:p text:style-name="P23"> Revisar definición y características de la estructura de datos lista doblemente ligada circular. </text:p>
      <text:p text:style-name="P23"> Implementar las estructuras de datos lista doblemente ligada y lista doblemente ligada circular </text:p>
      <text:p text:style-name="P9"/>
      <text:p text:style-name="P9">Introducción Las listas son un tipo de estructura de datos lineal y dinámica. Es lineal porque cada elemento tiene un único predecesor y un único sucesor, y es dinámica porque su tamaño no es fijo y se puede definir conforme se requiera. Las operaciones básicas dentro de una lista son BUSCAR, INSERTAR Y ELIMINA </text:p>
      <text:p text:style-name="P23"><text:s text:c="5"/></text:p>
      <text:p text:style-name="P23"/>
      <text:p text:style-name="P23">EN LA PRACTICA</text:p>
      <text:p text:style-name="P23"/>
      <text:p text:style-name="P24">Lamentablemente en esta ocasión no logré el objetivo de la practica en su totalidad, ya que en la <text:span text:style-name="T6">función</text:span> eliminar una arma solamente me borra la de el principio o la de el final, las de en medio no las borra. </text:p>
      <text:p text:style-name="P24"><text:span text:style-name="T6">Cambien</text:span> a la hora de querer buscar el nodo siguiente lo hace pero al mandar a llamar a <text:s/>la misma <text:span text:style-name="T6">función</text:span> para que me de el siguiente del siguiente y así sucesivamente el programa se me corta. </text:p>
      <text:p text:style-name="P24"/>
      <text:p text:style-name="P24">Por lo demás al <text:span text:style-name="T6">parecer</text:span> y al menos corriéndolo en mi computador funciona bien. </text:p>
      <text:p text:style-name="P24"/>
      <text:p text:style-name="P24">Siendo sincero aun cuando ya había comprendido el funcionamiento de la lista <text:span text:style-name="T6">simplemente</text:span> ligada a la hora de trabajarla como una lista doblemente ligada me confundí un poco y por ello me trajo los problemas que tuve al resolver la practica.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initial-creator>Tanya</meta:initial-creator>
    <meta:creation-date>2018-10-13T23:13:00Z</meta:creation-date>
    <dc:date>2018-10-15T19:03:31.499000000</dc:date>
    <meta:editing-cycles>4</meta:editing-cycles>
    <meta:editing-duration>PT2M5S</meta:editing-duration>
    <meta:document-statistic meta:table-count="2" meta:image-count="1" meta:object-count="0" meta:page-count="2" meta:paragraph-count="36" meta:word-count="313" meta:character-count="1998" meta:non-whitespace-character-count="1653"/>
    <meta:template xlink:type="simple" xlink:actuate="onRequest" xlink:title="" xlink:href="../../../../../../practica%206/practica7/REPORTE.odt/Normal"/>
  </office:meta>
</office:document-meta>
</file>